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0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Dense" table:style-name="ta1">
        <table:shapes>
          <draw:frame draw:z-index="0" draw:style-name="gr1" draw:text-style-name="P1" svg:width="6.2988in" svg:height="3.5429in" svg:x="0.0394in" svg:y="1.1063in">
            <draw:object draw:notify-on-update-of-ranges="Dense.A1:Dense.A1 Dense.B1:Dense.D1 Dense.A2:Dense.A2 Dense.B2:Dense.D2 Dense.A3:Dense.A3 Dense.B3:Dense.D3 Dense.A4:Dense.A4 Dense.B4:Dense.D4 Dense.A5:Dense.A5 Dense.B5:Dense.D5 Dense.A6:Dense.A6 Dense.B6:Dense.D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0.0004in" svg:y="4.978in">
            <draw:object draw:notify-on-update-of-ranges="Dense.B1:Dense.D1 Dense.A2:Dense.A2 Dense.B2:Dense.D2 Dense.A3:Dense.A3 Dense.B3:Dense.D3 Dense.A4:Dense.A4 Dense.B4:Dense.D4 Dense.A5:Dense.A5 Dense.B5:Dense.D5 Dense.A6:Dense.A6 Dense.B6:Dense.D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6.5701in" svg:y="1.1961in">
            <draw:object draw:notify-on-update-of-ranges="Dense.E1:Dense.E1 Dense.F1:Dense.H1 Dense.E2:Dense.E2 Dense.F2:Dense.H2 Dense.E3:Dense.E3 Dense.F3:Dense.H3 Dense.E4:Dense.E4 Dense.F4:Dense.H4 Dense.E5:Dense.E5 Dense.F5:Dense.H5 Dense.E6:Dense.E6 Dense.F6:Dense.H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6.6299in" svg:y="4.9988in">
            <draw:object draw:notify-on-update-of-ranges="Dense.I1:Dense.I1 Dense.J1:Dense.L1 Dense.I2:Dense.I2 Dense.J2:Dense.L2 Dense.I3:Dense.I3 Dense.J3:Dense.L3 Dense.I4:Dense.I4 Dense.J4:Dense.L4 Dense.I5:Dense.I5 Dense.J5:Dense.L5 Dense.I6:Dense.I6 Dense.J6:Dense.L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Dense Grid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Dense Geometric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Dense Torus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Dijkstra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Dijkstr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ijkst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uclidean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Euclide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clide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nhattan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Manhatt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hatt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ndom (inaccurate)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Random (inaccurate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andom (inaccurate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ast Incoming Edge</text:p>
          </table:table-cell>
          <table:table-cell office:value-type="float" office:value="272" calcext:value-type="float">
            <text:p>272</text:p>
          </table:table-cell>
          <table:table-cell office:value-type="float" office:value="1756" calcext:value-type="float">
            <text:p>1756</text:p>
          </table:table-cell>
          <table:table-cell office:value-type="float" office:value="4131" calcext:value-type="float">
            <text:p>4131</text:p>
          </table:table-cell>
          <table:table-cell office:value-type="string" calcext:value-type="string">
            <text:p>Least Incoming Edg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east Incoming Edge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</table:table-row>
      </table:table>
      <table:table table:name="Sparse" table:style-name="ta1">
        <table:shapes>
          <draw:frame draw:z-index="0" draw:style-name="gr1" draw:text-style-name="P1" svg:width="6.2988in" svg:height="3.5429in" svg:x="0.0874in" svg:y="1.2465in">
            <draw:object draw:notify-on-update-of-ranges="Sparse.A1:Sparse.A1 Sparse.B1:Sparse.D1 Sparse.A2:Sparse.A2 Sparse.B2:Sparse.D2 Sparse.A3:Sparse.A3 Sparse.B3:Sparse.D3 Sparse.A4:Sparse.A4 Sparse.B4:Sparse.D4 Sparse.A5:Sparse.A5 Sparse.B5:Sparse.D5 Sparse.A6:Sparse.A6 Sparse.B6:Sparse.D6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Sparse Grid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Sparse Geometric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Sparse Torus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Dijkstr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jkstr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ijkstra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uclidea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uclide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uclidea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hatt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nhatt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nhatta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ndom (inaccurate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andom (inaccurate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andom (inaccurate)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ast Incoming Edg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ast Incoming Edg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Least Incoming Edge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8T01:28:51.520668000</meta:creation-date>
    <dc:date>2015-05-08T02:31:16.478762000</dc:date>
    <meta:editing-duration>PT16M22S</meta:editing-duration>
    <meta:editing-cycles>3</meta:editing-cycles>
    <meta:generator>LibreOffice/4.3.5.2$MacOSX_X86_64 LibreOffice_project/3a87456aaa6a95c63eea1c1b3201acedf0751bd5</meta:generator>
    <meta:document-statistic meta:table-count="2" meta:cell-count="144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751cm" svg:y="0.316cm" chart:style-name="ch2">
          <text:p>Dense Grid</text:p>
        </chart:title>
        <chart:subtitle svg:x="3.796cm" svg:y="1.257cm" chart:style-name="ch3">
          <text:p>Single-Source, Single-Destination Shortest Path</text:p>
        </chart:subtitle>
        <chart:legend chart:legend-position="end" svg:x="11.92cm" svg:y="3.275cm" style:legend-expansion="high" chart:style-name="ch4"/>
        <chart:plot-area chart:style-name="ch5" table:cell-range-address="Dense.A1:Dense.D6" chart:data-source-has-labels="both" svg:x="1.284cm" svg:y="2.086cm" svg:width="10.316cm" svg:height="5.8cm">
          <chartooo:coordinate-region svg:x="2.528cm" svg:y="2.271cm" svg:width="9.072cm" svg:height="4.996cm"/>
          <chart:axis chart:dimension="x" chart:name="primary-x" chart:style-name="ch6" chartooo:axis-type="auto">
            <chartooo:date-scale/>
            <chart:title svg:x="5.588cm" svg:y="8.067cm" chart:style-name="ch7">
              <text:p>Graph Size</text:p>
            </chart:title>
            <chart:categories table:cell-range-address="Dense.B1:Dense.D1"/>
          </chart:axis>
          <chart:axis chart:dimension="y" chart:name="primary-y" chart:style-name="ch8">
            <chart:title svg:x="0.451cm" svg:y="6.533cm" chart:style-name="ch9">
              <text:p>Time (ms) (log scale)</text:p>
            </chart:title>
            <chart:grid chart:style-name="ch10" chart:class="major"/>
          </chart:axis>
          <chart:series chart:style-name="ch11" chart:values-cell-range-address="Dense.B2:Dense.D2" chart:label-cell-address="Dense.A2:Dense.A2" chart:class="chart:bar">
            <chart:data-point chart:repeated="3"/>
          </chart:series>
          <chart:series chart:style-name="ch12" chart:values-cell-range-address="Dense.B3:Dense.D3" chart:label-cell-address="Dense.A3:Dense.A3" chart:class="chart:bar">
            <chart:data-point chart:repeated="3"/>
          </chart:series>
          <chart:series chart:style-name="ch13" chart:values-cell-range-address="Dense.B4:Dense.D4" chart:label-cell-address="Dense.A4:Dense.A4" chart:class="chart:bar">
            <chart:data-point chart:repeated="3"/>
          </chart:series>
          <chart:series chart:style-name="ch14" chart:values-cell-range-address="Dense.B5:Dense.D5" chart:label-cell-address="Dense.A5:Dense.A5" chart:class="chart:bar">
            <chart:data-point chart:repeated="3"/>
          </chart:series>
          <chart:series chart:style-name="ch15" chart:values-cell-range-address="Dense.B6:Dense.D6" chart:label-cell-address="Dense.A6:Dense.A6" chart:class="chart:ba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mall</text:p>
                <draw:g>
                  <svg:desc>Dense.B1:Dense.D1</svg:desc>
                </draw:g>
              </table:table-cell>
              <table:table-cell office:value-type="string">
                <text:p>Medium</text:p>
              </table:table-cell>
              <table:table-cell office:value-type="string">
                <text:p>Large</text:p>
              </table:table-cell>
            </table:table-row>
          </table:table-header-rows>
          <table:table-rows>
            <table:table-row>
              <table:table-cell office:value-type="string">
                <text:p>Dijkstra</text:p>
                <draw:g>
                  <svg:desc>Dense.A2:Dense.A2</svg:desc>
                </draw:g>
              </table:table-cell>
              <table:table-cell office:value-type="float" office:value="2">
                <text:p>2</text:p>
                <draw:g>
                  <svg:desc>Dense.B2:Dense.D2</svg:desc>
                </draw:g>
              </table:table-cell>
              <table:table-cell office:value-type="float" office:value="53">
                <text:p>53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Euclidean</text:p>
                <draw:g>
                  <svg:desc>Dense.A3:Dense.A3</svg:desc>
                </draw:g>
              </table:table-cell>
              <table:table-cell office:value-type="float" office:value="2">
                <text:p>2</text:p>
                <draw:g>
                  <svg:desc>Dense.B3:Dense.D3</svg:desc>
                </draw:g>
              </table:table-cell>
              <table:table-cell office:value-type="float" office:value="42">
                <text:p>42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Manhattan</text:p>
                <draw:g>
                  <svg:desc>Dense.A4:Dense.A4</svg:desc>
                </draw:g>
              </table:table-cell>
              <table:table-cell office:value-type="float" office:value="2">
                <text:p>2</text:p>
                <draw:g>
                  <svg:desc>Dense.B4:Dense.D4</svg:desc>
                </draw:g>
              </table:table-cell>
              <table:table-cell office:value-type="float" office:value="44">
                <text:p>44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Random (inaccurate)</text:p>
                <draw:g>
                  <svg:desc>Dense.A5:Dense.A5</svg:desc>
                </draw:g>
              </table:table-cell>
              <table:table-cell office:value-type="float" office:value="3">
                <text:p>3</text:p>
                <draw:g>
                  <svg:desc>Dense.B5:Dense.D5</svg:desc>
                </draw:g>
              </table:table-cell>
              <table:table-cell office:value-type="float" office:value="11">
                <text:p>11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Least Incoming Edge</text:p>
                <draw:g>
                  <svg:desc>Dense.A6:Dense.A6</svg:desc>
                </draw:g>
              </table:table-cell>
              <table:table-cell office:value-type="float" office:value="272">
                <text:p>272</text:p>
                <draw:g>
                  <svg:desc>Dense.B6:Dense.D6</svg:desc>
                </draw:g>
              </table:table-cell>
              <table:table-cell office:value-type="float" office:value="1756">
                <text:p>1756</text:p>
              </table:table-cell>
              <table:table-cell office:value-type="float" office:value="4131">
                <text:p>41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MacOSX_X86_64 LibreOffice_project/3a87456aaa6a95c63eea1c1b3201acedf0751bd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751cm" svg:y="0.316cm" chart:style-name="ch2">
          <text:p>Dense Grid</text:p>
        </chart:title>
        <chart:subtitle svg:x="3.796cm" svg:y="1.257cm" chart:style-name="ch3">
          <text:p>Single-Source, Single-Destination Shortest Path</text:p>
        </chart:subtitle>
        <chart:legend chart:legend-position="end" svg:x="11.92cm" svg:y="3.275cm" style:legend-expansion="high" chart:style-name="ch4"/>
        <chart:plot-area chart:style-name="ch5" table:cell-range-address="Dense.A1:Dense.D6" chart:data-source-has-labels="both" svg:x="1.284cm" svg:y="2.086cm" svg:width="10.316cm" svg:height="5.8cm">
          <chartooo:coordinate-region svg:x="2.32cm" svg:y="2.271cm" svg:width="9.28cm" svg:height="4.996cm"/>
          <chart:axis chart:dimension="x" chart:name="primary-x" chart:style-name="ch6" chartooo:axis-type="auto">
            <chartooo:date-scale/>
            <chart:title svg:x="5.588cm" svg:y="8.067cm" chart:style-name="ch7">
              <text:p>Graph Size</text:p>
            </chart:title>
            <chart:categories table:cell-range-address="Dense.B1:Dense.D1"/>
          </chart:axis>
          <chart:axis chart:dimension="y" chart:name="primary-y" chart:style-name="ch8">
            <chart:title svg:x="0.451cm" svg:y="5.748cm" chart:style-name="ch9">
              <text:p>Time (ms)</text:p>
            </chart:title>
            <chart:grid chart:style-name="ch10" chart:class="major"/>
          </chart:axis>
          <chart:series chart:style-name="ch11" chart:values-cell-range-address="Dense.B2:Dense.D2" chart:label-cell-address="Dense.A2:Dense.A2" chart:class="chart:bar">
            <chart:data-point chart:repeated="3"/>
          </chart:series>
          <chart:series chart:style-name="ch12" chart:values-cell-range-address="Dense.B3:Dense.D3" chart:label-cell-address="Dense.A3:Dense.A3" chart:class="chart:bar">
            <chart:data-point chart:repeated="3"/>
          </chart:series>
          <chart:series chart:style-name="ch13" chart:values-cell-range-address="Dense.B4:Dense.D4" chart:label-cell-address="Dense.A4:Dense.A4" chart:class="chart:bar">
            <chart:data-point chart:repeated="3"/>
          </chart:series>
          <chart:series chart:style-name="ch14" chart:values-cell-range-address="Dense.B5:Dense.D5" chart:label-cell-address="Dense.A5:Dense.A5" chart:class="chart:bar">
            <chart:data-point chart:repeated="3"/>
          </chart:series>
          <chart:series chart:style-name="ch15" chart:values-cell-range-address="Dense.B6:Dense.D6" chart:label-cell-address="Dense.A6:Dense.A6" chart:class="chart:ba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mall</text:p>
                <draw:g>
                  <svg:desc>Dense.B1:Dense.D1</svg:desc>
                </draw:g>
              </table:table-cell>
              <table:table-cell office:value-type="string">
                <text:p>Medium</text:p>
              </table:table-cell>
              <table:table-cell office:value-type="string">
                <text:p>Large</text:p>
              </table:table-cell>
            </table:table-row>
          </table:table-header-rows>
          <table:table-rows>
            <table:table-row>
              <table:table-cell office:value-type="string">
                <text:p>Dijkstra</text:p>
                <draw:g>
                  <svg:desc>Dense.A2:Dense.A2</svg:desc>
                </draw:g>
              </table:table-cell>
              <table:table-cell office:value-type="float" office:value="2">
                <text:p>2</text:p>
                <draw:g>
                  <svg:desc>Dense.B2:Dense.D2</svg:desc>
                </draw:g>
              </table:table-cell>
              <table:table-cell office:value-type="float" office:value="53">
                <text:p>53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Euclidean</text:p>
                <draw:g>
                  <svg:desc>Dense.A3:Dense.A3</svg:desc>
                </draw:g>
              </table:table-cell>
              <table:table-cell office:value-type="float" office:value="2">
                <text:p>2</text:p>
                <draw:g>
                  <svg:desc>Dense.B3:Dense.D3</svg:desc>
                </draw:g>
              </table:table-cell>
              <table:table-cell office:value-type="float" office:value="42">
                <text:p>42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Manhattan</text:p>
                <draw:g>
                  <svg:desc>Dense.A4:Dense.A4</svg:desc>
                </draw:g>
              </table:table-cell>
              <table:table-cell office:value-type="float" office:value="2">
                <text:p>2</text:p>
                <draw:g>
                  <svg:desc>Dense.B4:Dense.D4</svg:desc>
                </draw:g>
              </table:table-cell>
              <table:table-cell office:value-type="float" office:value="44">
                <text:p>44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Random (inaccurate)</text:p>
                <draw:g>
                  <svg:desc>Dense.A5:Dense.A5</svg:desc>
                </draw:g>
              </table:table-cell>
              <table:table-cell office:value-type="float" office:value="3">
                <text:p>3</text:p>
                <draw:g>
                  <svg:desc>Dense.B5:Dense.D5</svg:desc>
                </draw:g>
              </table:table-cell>
              <table:table-cell office:value-type="float" office:value="11">
                <text:p>11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Least Incoming Edge</text:p>
                <draw:g>
                  <svg:desc>Dense.A6:Dense.A6</svg:desc>
                </draw:g>
              </table:table-cell>
              <table:table-cell office:value-type="float" office:value="272">
                <text:p>272</text:p>
                <draw:g>
                  <svg:desc>Dense.B6:Dense.D6</svg:desc>
                </draw:g>
              </table:table-cell>
              <table:table-cell office:value-type="float" office:value="1756">
                <text:p>1756</text:p>
              </table:table-cell>
              <table:table-cell office:value-type="float" office:value="4131">
                <text:p>41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MacOSX_X86_64 LibreOffice_project/3a87456aaa6a95c63eea1c1b3201acedf0751bd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127cm" svg:y="0.316cm" chart:style-name="ch2">
          <text:p>Dense Geometric</text:p>
        </chart:title>
        <chart:subtitle svg:x="3.796cm" svg:y="1.257cm" chart:style-name="ch3">
          <text:p>Single-Source, Single-Destination Shortest Path</text:p>
        </chart:subtitle>
        <chart:legend chart:legend-position="end" svg:x="11.92cm" svg:y="3.275cm" style:legend-expansion="high" chart:style-name="ch4"/>
        <chart:plot-area chart:style-name="ch5" table:cell-range-address="Dense.E1:Dense.H6" chart:data-source-has-labels="both" svg:x="1.284cm" svg:y="2.086cm" svg:width="10.316cm" svg:height="5.8cm">
          <chartooo:coordinate-region svg:x="2.02cm" svg:y="2.271cm" svg:width="9.58cm" svg:height="4.996cm"/>
          <chart:axis chart:dimension="x" chart:name="primary-x" chart:style-name="ch6" chartooo:axis-type="auto">
            <chartooo:date-scale/>
            <chart:title svg:x="5.588cm" svg:y="8.067cm" chart:style-name="ch7">
              <text:p>Graph Size</text:p>
            </chart:title>
            <chart:categories table:cell-range-address="Dense.F1:Dense.H1"/>
          </chart:axis>
          <chart:axis chart:dimension="y" chart:name="primary-y" chart:style-name="ch8">
            <chart:title svg:x="0.451cm" svg:y="5.748cm" chart:style-name="ch9">
              <text:p>Time (ms)</text:p>
            </chart:title>
            <chart:grid chart:style-name="ch10" chart:class="major"/>
          </chart:axis>
          <chart:series chart:style-name="ch11" chart:values-cell-range-address="Dense.F2:Dense.H2" chart:label-cell-address="Dense.E2:Dense.E2" chart:class="chart:bar">
            <chart:data-point chart:repeated="3"/>
          </chart:series>
          <chart:series chart:style-name="ch12" chart:values-cell-range-address="Dense.F3:Dense.H3" chart:label-cell-address="Dense.E3:Dense.E3" chart:class="chart:bar">
            <chart:data-point chart:repeated="3"/>
          </chart:series>
          <chart:series chart:style-name="ch13" chart:values-cell-range-address="Dense.F4:Dense.H4" chart:label-cell-address="Dense.E4:Dense.E4" chart:class="chart:bar">
            <chart:data-point chart:repeated="3"/>
          </chart:series>
          <chart:series chart:style-name="ch14" chart:values-cell-range-address="Dense.F5:Dense.H5" chart:label-cell-address="Dense.E5:Dense.E5" chart:class="chart:bar">
            <chart:data-point chart:repeated="3"/>
          </chart:series>
          <chart:series chart:style-name="ch15" chart:values-cell-range-address="Dense.F6:Dense.H6" chart:label-cell-address="Dense.E6:Dense.E6" chart:class="chart:ba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mall</text:p>
                <draw:g>
                  <svg:desc>Dense.F1:Dense.H1</svg:desc>
                </draw:g>
              </table:table-cell>
              <table:table-cell office:value-type="string">
                <text:p>Medium</text:p>
              </table:table-cell>
              <table:table-cell office:value-type="string">
                <text:p>Large</text:p>
              </table:table-cell>
            </table:table-row>
          </table:table-header-rows>
          <table:table-rows>
            <table:table-row>
              <table:table-cell office:value-type="string">
                <text:p>Dijkstra</text:p>
                <draw:g>
                  <svg:desc>Dense.E2:Dense.E2</svg:desc>
                </draw:g>
              </table:table-cell>
              <table:table-cell office:value-type="float" office:value="0">
                <text:p>0</text:p>
                <draw:g>
                  <svg:desc>Dense.F2:Dense.H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uclidean</text:p>
                <draw:g>
                  <svg:desc>Dense.E3:Dense.E3</svg:desc>
                </draw:g>
              </table:table-cell>
              <table:table-cell office:value-type="float" office:value="0">
                <text:p>0</text:p>
                <draw:g>
                  <svg:desc>Dense.F3:Dense.H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nhattan</text:p>
                <draw:g>
                  <svg:desc>Dense.E4:Dense.E4</svg:desc>
                </draw:g>
              </table:table-cell>
              <table:table-cell office:value-type="float" office:value="0">
                <text:p>0</text:p>
                <draw:g>
                  <svg:desc>Dense.F4:Dense.H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andom (inaccurate)</text:p>
                <draw:g>
                  <svg:desc>Dense.E5:Dense.E5</svg:desc>
                </draw:g>
              </table:table-cell>
              <table:table-cell office:value-type="float" office:value="0">
                <text:p>0</text:p>
                <draw:g>
                  <svg:desc>Dense.F5:Dense.H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east Incoming Edge</text:p>
                <draw:g>
                  <svg:desc>Dense.E6:Dense.E6</svg:desc>
                </draw:g>
              </table:table-cell>
              <table:table-cell office:value-type="float" office:value="1">
                <text:p>1</text:p>
                <draw:g>
                  <svg:desc>Dense.F6:Dense.H6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MacOSX_X86_64 LibreOffice_project/3a87456aaa6a95c63eea1c1b3201acedf0751bd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635cm" svg:y="0.316cm" chart:style-name="ch2">
          <text:p>Dense Torus</text:p>
        </chart:title>
        <chart:subtitle svg:x="3.127cm" svg:y="1.257cm" chart:style-name="ch3">
          <text:p>Single-Source, Single-Destination Shortest Path Search</text:p>
        </chart:subtitle>
        <chart:legend chart:legend-position="end" svg:x="11.92cm" svg:y="3.275cm" style:legend-expansion="high" chart:style-name="ch4"/>
        <chart:plot-area chart:style-name="ch5" table:cell-range-address="Dense.I1:Dense.L6" chart:data-source-has-labels="both" svg:x="1.284cm" svg:y="2.086cm" svg:width="10.316cm" svg:height="5.8cm">
          <chartooo:coordinate-region svg:x="1.928cm" svg:y="2.271cm" svg:width="9.672cm" svg:height="4.996cm"/>
          <chart:axis chart:dimension="x" chart:name="primary-x" chart:style-name="ch6" chartooo:axis-type="auto">
            <chartooo:date-scale/>
            <chart:title svg:x="5.588cm" svg:y="8.067cm" chart:style-name="ch7">
              <text:p>Graph Size</text:p>
            </chart:title>
            <chart:categories table:cell-range-address="Dense.J1:Dense.L1"/>
          </chart:axis>
          <chart:axis chart:dimension="y" chart:name="primary-y" chart:style-name="ch8">
            <chart:title svg:x="0.451cm" svg:y="5.748cm" chart:style-name="ch9">
              <text:p>Time (ms)</text:p>
            </chart:title>
            <chart:grid chart:style-name="ch10" chart:class="major"/>
          </chart:axis>
          <chart:series chart:style-name="ch11" chart:values-cell-range-address="Dense.J2:Dense.L2" chart:label-cell-address="Dense.I2:Dense.I2" chart:class="chart:bar">
            <chart:data-point chart:repeated="3"/>
          </chart:series>
          <chart:series chart:style-name="ch12" chart:values-cell-range-address="Dense.J3:Dense.L3" chart:label-cell-address="Dense.I3:Dense.I3" chart:class="chart:bar">
            <chart:data-point chart:repeated="3"/>
          </chart:series>
          <chart:series chart:style-name="ch13" chart:values-cell-range-address="Dense.J4:Dense.L4" chart:label-cell-address="Dense.I4:Dense.I4" chart:class="chart:bar">
            <chart:data-point chart:repeated="3"/>
          </chart:series>
          <chart:series chart:style-name="ch14" chart:values-cell-range-address="Dense.J5:Dense.L5" chart:label-cell-address="Dense.I5:Dense.I5" chart:class="chart:bar">
            <chart:data-point chart:repeated="3"/>
          </chart:series>
          <chart:series chart:style-name="ch15" chart:values-cell-range-address="Dense.J6:Dense.L6" chart:label-cell-address="Dense.I6:Dense.I6" chart:class="chart:ba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mall</text:p>
                <draw:g>
                  <svg:desc>Dense.J1:Dense.L1</svg:desc>
                </draw:g>
              </table:table-cell>
              <table:table-cell office:value-type="string">
                <text:p>Medium</text:p>
              </table:table-cell>
              <table:table-cell office:value-type="string">
                <text:p>Large</text:p>
              </table:table-cell>
            </table:table-row>
          </table:table-header-rows>
          <table:table-rows>
            <table:table-row>
              <table:table-cell office:value-type="string">
                <text:p>Dijkstra</text:p>
                <draw:g>
                  <svg:desc>Dense.I2:Dense.I2</svg:desc>
                </draw:g>
              </table:table-cell>
              <table:table-cell office:value-type="float" office:value="0">
                <text:p>0</text:p>
                <draw:g>
                  <svg:desc>Dense.J2:Dense.L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Euclidean</text:p>
                <draw:g>
                  <svg:desc>Dense.I3:Dense.I3</svg:desc>
                </draw:g>
              </table:table-cell>
              <table:table-cell office:value-type="float" office:value="0">
                <text:p>0</text:p>
                <draw:g>
                  <svg:desc>Dense.J3:Dense.L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anhattan</text:p>
                <draw:g>
                  <svg:desc>Dense.I4:Dense.I4</svg:desc>
                </draw:g>
              </table:table-cell>
              <table:table-cell office:value-type="float" office:value="0">
                <text:p>0</text:p>
                <draw:g>
                  <svg:desc>Dense.J4:Dense.L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andom (inaccurate)</text:p>
                <draw:g>
                  <svg:desc>Dense.I5:Dense.I5</svg:desc>
                </draw:g>
              </table:table-cell>
              <table:table-cell office:value-type="float" office:value="0">
                <text:p>0</text:p>
                <draw:g>
                  <svg:desc>Dense.J5:Dense.L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Least Incoming Edge</text:p>
                <draw:g>
                  <svg:desc>Dense.I6:Dense.I6</svg:desc>
                </draw:g>
              </table:table-cell>
              <table:table-cell office:value-type="float" office:value="7">
                <text:p>7</text:p>
                <draw:g>
                  <svg:desc>Dense.J6:Dense.L6</svg:desc>
                </draw:g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MacOSX_X86_64 LibreOffice_project/3a87456aaa6a95c63eea1c1b3201acedf0751bd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693cm" svg:y="0.316cm" chart:style-name="ch2">
          <text:p>Sparse Grid</text:p>
        </chart:title>
        <chart:subtitle svg:x="3.704cm" svg:y="1.257cm" chart:style-name="ch3">
          <text:p>Single-Source, Single-Destination Shortest Paths</text:p>
        </chart:subtitle>
        <chart:legend chart:legend-position="end" svg:x="11.92cm" svg:y="3.275cm" style:legend-expansion="high" chart:style-name="ch4"/>
        <chart:plot-area chart:style-name="ch5" table:cell-range-address="Sparse.A1:Sparse.D6" chart:data-source-has-labels="both" svg:x="1.284cm" svg:y="2.086cm" svg:width="10.316cm" svg:height="5.8cm">
          <chartooo:coordinate-region svg:x="1.928cm" svg:y="2.271cm" svg:width="9.672cm" svg:height="4.996cm"/>
          <chart:axis chart:dimension="x" chart:name="primary-x" chart:style-name="ch6" chartooo:axis-type="auto">
            <chartooo:date-scale/>
            <chart:title svg:x="5.588cm" svg:y="8.067cm" chart:style-name="ch7">
              <text:p>Graph Size</text:p>
            </chart:title>
            <chart:categories table:cell-range-address="Sparse.B1:Sparse.D1"/>
          </chart:axis>
          <chart:axis chart:dimension="y" chart:name="primary-y" chart:style-name="ch8">
            <chart:title svg:x="0.451cm" svg:y="5.748cm" chart:style-name="ch9">
              <text:p>Time (ms)</text:p>
            </chart:title>
            <chart:grid chart:style-name="ch10" chart:class="major"/>
          </chart:axis>
          <chart:series chart:style-name="ch11" chart:values-cell-range-address="Sparse.B2:Sparse.D2" chart:label-cell-address="Sparse.A2:Sparse.A2" chart:class="chart:bar">
            <chart:data-point chart:repeated="3"/>
          </chart:series>
          <chart:series chart:style-name="ch12" chart:values-cell-range-address="Sparse.B3:Sparse.D3" chart:label-cell-address="Sparse.A3:Sparse.A3" chart:class="chart:bar">
            <chart:data-point chart:repeated="3"/>
          </chart:series>
          <chart:series chart:style-name="ch13" chart:values-cell-range-address="Sparse.B4:Sparse.D4" chart:label-cell-address="Sparse.A4:Sparse.A4" chart:class="chart:bar">
            <chart:data-point chart:repeated="3"/>
          </chart:series>
          <chart:series chart:style-name="ch14" chart:values-cell-range-address="Sparse.B5:Sparse.D5" chart:label-cell-address="Sparse.A5:Sparse.A5" chart:class="chart:bar">
            <chart:data-point chart:repeated="3"/>
          </chart:series>
          <chart:series chart:style-name="ch15" chart:values-cell-range-address="Sparse.B6:Sparse.D6" chart:label-cell-address="Sparse.A6:Sparse.A6" chart:class="chart:ba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mall</text:p>
                <draw:g>
                  <svg:desc>Sparse.B1:Sparse.D1</svg:desc>
                </draw:g>
              </table:table-cell>
              <table:table-cell office:value-type="string">
                <text:p>Medium</text:p>
              </table:table-cell>
              <table:table-cell office:value-type="string">
                <text:p>Large</text:p>
              </table:table-cell>
            </table:table-row>
          </table:table-header-rows>
          <table:table-rows>
            <table:table-row>
              <table:table-cell office:value-type="string">
                <text:p>Dijkstra</text:p>
                <draw:g>
                  <svg:desc>Sparse.A2:Sparse.A2</svg:desc>
                </draw:g>
              </table:table-cell>
              <table:table-cell office:value-type="float" office:value="0">
                <text:p>0</text:p>
                <draw:g>
                  <svg:desc>Sparse.B2:Sparse.D2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Euclidean</text:p>
                <draw:g>
                  <svg:desc>Sparse.A3:Sparse.A3</svg:desc>
                </draw:g>
              </table:table-cell>
              <table:table-cell office:value-type="float" office:value="1">
                <text:p>1</text:p>
                <draw:g>
                  <svg:desc>Sparse.B3:Sparse.D3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Manhattan</text:p>
                <draw:g>
                  <svg:desc>Sparse.A4:Sparse.A4</svg:desc>
                </draw:g>
              </table:table-cell>
              <table:table-cell office:value-type="float" office:value="0">
                <text:p>0</text:p>
                <draw:g>
                  <svg:desc>Sparse.B4:Sparse.D4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Random (inaccurate)</text:p>
                <draw:g>
                  <svg:desc>Sparse.A5:Sparse.A5</svg:desc>
                </draw:g>
              </table:table-cell>
              <table:table-cell office:value-type="float" office:value="1">
                <text:p>1</text:p>
                <draw:g>
                  <svg:desc>Sparse.B5:Sparse.D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Least Incoming Edge</text:p>
                <draw:g>
                  <svg:desc>Sparse.A6:Sparse.A6</svg:desc>
                </draw:g>
              </table:table-cell>
              <table:table-cell office:value-type="float" office:value="1">
                <text:p>1</text:p>
                <draw:g>
                  <svg:desc>Sparse.B6:Sparse.D6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MacOSX_X86_64 LibreOffice_project/3a87456aaa6a95c63eea1c1b3201acedf0751bd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